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7F000001C838BD76BD6D7CAD27.png" manifest:media-type="image/png"/>
  <manifest:file-entry manifest:full-path="Pictures/100000000000024F0000018F926FF97A8C148939.png" manifest:media-type="image/png"/>
  <manifest:file-entry manifest:full-path="Pictures/1000000000000246000001903830D978F5661E6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6cm, 7.098cm, 0.988cm, 0.74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cm, 7.297cm, 1.021cm, 0.70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opacity="80%" fo:min-height="0.95cm" draw:shadow-opacity="80%"/>
    </style:style>
    <style:style style:name="gr5" style:family="graphic" style:parent-style-name="standard">
      <style:graphic-properties draw:stroke="none" svg:stroke-color="#000000" draw:fill="solid" draw:fill-color="#ffffff" draw:opacity="80%" fo:min-height="1.05cm" draw:shadow-opacity="80%"/>
    </style:style>
    <style:style style:name="gr6" style:family="graphic" style:parent-style-name="standard">
      <style:graphic-properties draw:textarea-horizontal-align="justify" draw:textarea-vertical-align="middle" draw:auto-grow-height="false" fo:min-height="0.084cm" fo:min-width="6.19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solid" draw:fill-color="#ffffff" draw:opacity="80%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7cm" svg:height="12.017cm" svg:x="0.7cm" svg:y="0.082cm">
            <draw:image xlink:href="Pictures/1000000000000246000001903830D978F5661E65.png" xlink:type="simple" xlink:show="embed" xlink:actuate="onLoad">
              <text:p/>
            </draw:image>
          </draw:frame>
          <draw:frame draw:style-name="gr2" draw:text-style-name="P1" draw:layer="layout" svg:width="10.85cm" svg:height="12.199cm" svg:x="0.7cm" svg:y="12.3cm">
            <draw:image xlink:href="Pictures/100000000000024F0000018F926FF97A8C148939.png" xlink:type="simple" xlink:show="embed" xlink:actuate="onLoad">
              <text:p/>
            </draw:image>
          </draw:frame>
          <draw:g>
            <draw:frame draw:style-name="gr3" draw:text-style-name="P1" draw:layer="layout" svg:width="19.589cm" svg:height="13.978cm" svg:x="13.001cm" svg:y="5.4cm">
              <draw:image xlink:href="Pictures/100000000000027F000001C838BD76BD6D7CAD27.png" xlink:type="simple" xlink:show="embed" xlink:actuate="onLoad">
                <text:p/>
              </draw:image>
            </draw:frame>
            <draw:frame draw:style-name="gr4" draw:text-style-name="P3" draw:layer="layout" svg:width="6.6cm" svg:height="1.204cm" svg:x="23.5cm" svg:y="9.2cm">
              <draw:text-box>
                <text:p text:style-name="P2"><text:span text:style-name="T1">Neutron Source</text:span></text:p>
              </draw:text-box>
            </draw:frame>
            <draw:frame draw:style-name="gr5" draw:text-style-name="P3" draw:layer="layout" svg:width="6.7cm" svg:height="1.3cm" svg:x="23.6cm" svg:y="14.8cm">
              <draw:text-box>
                <text:p text:style-name="P2"><text:span text:style-name="T1">Electron Source</text:span></text:p>
              </draw:text-box>
            </draw:frame>
          </draw:g>
          <draw:custom-shape draw:style-name="gr6" draw:text-style-name="P1" draw:layer="layout" svg:width="6.9cm" svg:height="1.3cm" draw:transform="rotate (-0.488692190558412) translate (10.96cm 2.598cm)">
            <text:p/>
            <draw:enhanced-geometry svg:viewBox="0 0 21600 21600" draw:text-areas="0 ?f0 ?f5 ?f2" draw:type="right-arrow" draw:modifiers="19144.3031724478 8025.396825396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6.9cm" svg:height="1.3cm" draw:transform="rotate (0.558505360638185) translate (10.537cm 21.224cm)">
            <text:p/>
            <draw:enhanced-geometry svg:viewBox="0 0 21600 21600" draw:text-areas="0 ?f0 ?f5 ?f2" draw:type="right-arrow" draw:modifiers="19144.3031724478 8025.396825396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1T21:20:57.019228802</dc:date>
    <dc:creator>Simon Hobbs</dc:creator>
    <meta:editing-duration>PT5M57S</meta:editing-duration>
    <meta:editing-cycles>1</meta:editing-cycles>
    <meta:document-statistic meta:object-count="9"/>
    <meta:generator>LibreOffice/5.0.3.2$Linux_X86_64 LibreOffice_project/00m0$Build-2</meta:generator>
  </office:meta>
</office:document-meta>
</file>